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Bahnschrift Light" svg:font-family="'Bahnschrift Ligh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style:font-name="Calibri" fo:font-style="normal" fo:font-weight="normal" style:font-style-asian="normal" style:font-weight-asian="normal" style:font-style-complex="normal" style:font-weight-complex="normal"/>
    </style:style>
    <style:style style:name="P2" style:family="paragraph" style:parent-style-name="Text_20_body">
      <style:paragraph-properties fo:text-align="center" style:justify-single-word="false"/>
      <style:text-properties style:font-name="Calibri" fo:font-size="14pt" fo:font-style="normal" fo:font-weight="normal" officeooo:rsid="00116bf6" officeooo:paragraph-rsid="00116bf6" style:font-size-asian="14pt" style:font-style-asian="normal" style:font-weight-asian="normal" style:font-size-complex="14pt" style:font-style-complex="normal" style:font-weight-complex="normal"/>
    </style:style>
    <style:style style:name="P3" style:family="paragraph" style:parent-style-name="Text_20_body">
      <style:text-properties style:font-name="Calibri" fo:font-style="normal" fo:font-weight="normal" officeooo:rsid="00116bf6" officeooo:paragraph-rsid="00116bf6" style:font-style-asian="normal" style:font-weight-asian="normal" style:font-style-complex="normal" style:font-weight-complex="normal"/>
    </style:style>
    <style:style style:name="P4" style:family="paragraph" style:parent-style-name="Text_20_body">
      <style:text-properties style:font-name="Calibri" fo:font-style="normal" fo:font-weight="normal" officeooo:rsid="00116bf6" style:font-style-asian="normal" style:font-weight-asian="normal" style:font-style-complex="normal" style:font-weight-complex="normal"/>
    </style:style>
    <style:style style:name="P5" style:family="paragraph" style:parent-style-name="Text_20_body">
      <style:text-properties style:font-name="Calibri" fo:font-style="normal" fo:font-weight="normal" officeooo:rsid="0011f863" officeooo:paragraph-rsid="0011f863" style:font-style-asian="normal" style:font-weight-asian="normal" style:font-style-complex="normal" style:font-weight-complex="normal"/>
    </style:style>
    <style:style style:name="P6" style:family="paragraph" style:parent-style-name="Text_20_body">
      <style:text-properties fo:font-style="normal" fo:font-weight="normal" officeooo:paragraph-rsid="0011f863" style:font-style-asian="normal" style:font-weight-asian="normal" style:font-style-complex="normal" style:font-weight-complex="normal"/>
    </style:style>
    <style:style style:name="P7" style:family="paragraph" style:parent-style-name="Text_20_body">
      <style:text-properties style:font-name="Calibri" fo:font-style="normal" fo:font-weight="normal" officeooo:rsid="0011f863" officeooo:paragraph-rsid="0012eb01" style:font-style-asian="normal" style:font-weight-asian="normal" style:font-style-complex="normal" style:font-weight-complex="normal"/>
    </style:style>
    <style:style style:name="P8" style:family="paragraph" style:parent-style-name="Text_20_body">
      <style:text-properties style:font-name="Calibri" fo:font-style="normal" fo:font-weight="normal" officeooo:rsid="0013903d" officeooo:paragraph-rsid="0013903d" style:font-style-asian="normal" style:font-weight-asian="normal" style:font-style-complex="normal" style:font-weight-complex="normal"/>
    </style:style>
    <style:style style:name="P9" style:family="paragraph" style:parent-style-name="Text_20_body">
      <style:text-properties style:font-name="Calibri" officeooo:rsid="0011f863" officeooo:paragraph-rsid="0012eb01"/>
    </style:style>
    <style:style style:name="P10" style:family="paragraph" style:parent-style-name="Text_20_body">
      <style:text-properties officeooo:paragraph-rsid="0013903d"/>
    </style:style>
    <style:style style:name="P11" style:family="paragraph" style:parent-style-name="Text_20_body">
      <style:text-properties style:font-name="Calibri" fo:font-style="normal" fo:font-weight="normal" officeooo:rsid="0015cae7" officeooo:paragraph-rsid="0015cae7" style:font-style-asian="normal" style:font-weight-asian="normal" style:font-style-complex="normal" style:font-weight-complex="normal"/>
    </style:style>
    <style:style style:name="P12" style:family="paragraph" style:parent-style-name="Text_20_body">
      <style:text-properties style:font-name="Calibri" fo:font-style="normal" fo:font-weight="normal" officeooo:rsid="0015cae7" style:font-style-asian="normal" style:font-weight-asian="normal" style:font-style-complex="normal" style:font-weight-complex="normal"/>
    </style:style>
    <style:style style:name="P13" style:family="paragraph" style:parent-style-name="Text_20_body">
      <style:text-properties style:font-name="Calibri" fo:font-weight="normal" officeooo:rsid="0015cae7" style:font-weight-asian="normal" style:font-weight-complex="normal"/>
    </style:style>
    <style:style style:name="P14" style:family="paragraph" style:parent-style-name="Standard">
      <style:text-properties style:font-name="Bahnschrift Light" fo:font-style="normal" fo:font-weight="normal" style:font-style-asian="normal" style:font-weight-asian="normal" style:font-style-complex="normal" style:font-weight-complex="normal"/>
    </style:style>
    <style:style style:name="T1" style:family="text">
      <style:text-properties officeooo:rsid="0011e520"/>
    </style:style>
    <style:style style:name="T2" style:family="text">
      <style:text-properties style:font-name="Calibri" officeooo:rsid="0011f863"/>
    </style:style>
    <style:style style:name="T3" style:family="text">
      <style:text-properties style:font-name="Calibri"/>
    </style:style>
    <style:style style:name="T4" style:family="text">
      <style:text-properties officeooo:rsid="0013903d"/>
    </style:style>
    <style:style style:name="T5" style:family="text">
      <style:text-properties officeooo:rsid="0012eb01"/>
    </style:style>
    <style:style style:name="T6" style:family="text">
      <style:text-properties fo:font-style="normal" fo:font-weight="normal" officeooo:rsid="0013903d" style:font-style-asian="normal" style:font-weight-asian="normal" style:font-style-complex="normal" style:font-weight-complex="normal"/>
    </style:style>
    <style:style style:name="T7" style:family="text">
      <style:text-properties fo:font-style="normal" fo:font-weight="normal" officeooo:rsid="0012eb01" style:font-style-asian="normal" style:font-weight-asian="normal" style:font-style-complex="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font-name="Calibri" fo:font-style="normal" fo:font-weight="normal" officeooo:rsid="0013903d" style:font-style-asian="normal" style:font-weight-asian="normal" style:font-style-complex="normal" style:font-weight-complex="normal"/>
    </style:style>
    <style:style style:name="T10" style:family="text">
      <style:text-properties style:font-name="Calibri" fo:font-style="normal" fo:font-weight="normal" style:font-style-asian="normal" style:font-weight-asian="normal" style:font-style-complex="normal" style:font-weight-complex="normal"/>
    </style:style>
    <style:style style:name="T11" style:family="text">
      <style:text-properties style:font-name="Calibri" fo:font-style="normal" fo:font-weight="normal" officeooo:rsid="0015143d" style:font-style-asian="normal" style:font-weight-asian="normal" style:font-style-complex="normal" style:font-weight-complex="normal"/>
    </style:style>
    <style:style style:name="T12" style:family="text">
      <style:text-properties officeooo:rsid="0016df91"/>
    </style:style>
    <style:style style:name="T13" style:family="text">
      <style:text-properties fo:font-style="normal" style:font-style-asian="normal" style:font-style-complex="normal"/>
    </style:style>
    <style:style style:name="T1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Histoire</text:p>
      <text:p text:style-name="P3">Exercice p.196</text:p>
      <text:p text:style-name="P3">1.La méthode scientifique se développe au XVIIᵉ siècle. Les savants regardent la nature, font des suppositions, puis ils les testent avec des expériences. Cela aide à mieux comprendre les lois de la nature. Des outils comme le télescope, le baromètre ou le microscope aident à mieux voir et mesurer. Galilée invente la lunette astronomique, Newton crée un télescope plus fort. Ces instruments rendent les découvertes plus précises et plus fiables.</text:p>
      <text:p text:style-name="P4"><text:span text:style-name="T1">2.</text:span>Les Académies sont créées pour regrouper les savants. Elles servent à partager les découvertes et faire avancer la science. Elles se développent dans toute l’Europe, comme la Royal Society en Angleterre ou l’Académie des sciences en France. Elles sont <text:span text:style-name="T1">aidées</text:span> par les rois, comme Louis XIV, qui veut attir<text:span text:style-name="T1">ée</text:span> les meilleurs savants. Des savants comme René Descartes y participent et rendent la science plus connue.</text:p>
      <text:p text:style-name="P4"><text:span text:style-name="T1">3.</text:span>Les rois utilisent la science pour montrer leur puissance et gouverner leur pays. Elle sert à faire des cartes <text:span text:style-name="T1">ou </text:span>comprendre le corps humain. Louis XIV aide les savants <text:span text:style-name="T1">en </text:span>leur donn<text:span text:style-name="T1">ant</text:span> de l’argent et un logement. En retour, ils font avancer les connaissances. Cela montre que les progrès scientifiques sont aussi utiles pour le pouvoir royal.</text:p>
      <text:p text:style-name="P4"><text:span text:style-name="T1">4.</text:span>Parfois, la science est en désaccord avec la religion. L’Église ne veut pas toujours accepter les nouvelles idées. Par exemple, Galilée est condamné parce qu’il dit que la Terre tourne autour du Soleil. Mais certains savants restent croyants. Petit à petit, la science devient plus libre et n’est plus dirigée par la religion. Des religieux, comme les Jésuites, continuent pourtant à faire de la science.</text:p>
      <text:p text:style-name="P4"/>
      <text:p text:style-name="P5">Exercice p.199</text:p>
      <text:p text:style-name="P6"><text:span text:style-name="T2">1.</text:span><text:span text:style-name="T3">Galilée a fait des découvertes importantes en observant le ciel avec une lunette qu’il avait fabriquée. Il a vu que Jupiter avait des lunes qui tournaient autour d’elle <text:s/>ce qui prouvait que tout ne tournait pas autour de la Terre, contrairement à ce que l’on croyait à l’époque. Il a aussi défendu l’idée que la Terre tourne autour du Soleil.</text:span><text:span text:style-name="T2">Il a aussi</text:span><text:span text:style-name="T3"> découvert que tous les objets tombent à la même vitesse, peu importe leur poids, ce qui allait contre les anciennes idées. </text:span></text:p>
      <text:p text:style-name="P6"><text:span text:style-name="T2">2.</text:span><text:span text:style-name="T3">L’Église catholique n’était pas d’accord avec les idées de Galilée, </text:span><text:span text:style-name="T2">principalement</text:span><text:span text:style-name="T3"> celle qui disait que la Terre tourne autour du Soleil. À cette époque, l’Église pensait que la Terre était le centre de l’univers, car cela correspondait à sa lecture de la Bible. Galilée a donc été jugé pour ses idées, et il a été forcé de dire publiquement qu’il avait eu tort, même s’il continuait à croire qu’il avait raison. </text:span></text:p>
      <text:p text:style-name="P6"><text:span text:style-name="T2">3.</text:span><text:span text:style-name="T3">Galilée ne croyait pas les anciennes idées sans vérifier. Il voulais comprendre par lui-même. Pour ça, il a regarder le ciel avec une lunette qu’il avait fabriquer. Il a aussi fait des expériences, par exemple en laissant tomber des objets pour voir s’ils tombaient pareil. Il observait beaucoup et tirait des conclusions avec ce qu’il voyait. C’est comme ça qu’il a trouver des choses nouvelles.</text:span></text:p>
      <text:p text:style-name="P7"><text:soft-page-break/></text:p>
      <text:p text:style-name="P8">Exercice p.200 </text:p>
      <text:p text:style-name="P7"><text:span text:style-name="T4">1</text:span><text:span text:style-name="T5">.</text:span>Les sciences se développent dans des endroits où les savants se réunissent pour réfléchir et expérimenter. Par exemple, au XVIIe siècle, les académies et les laboratoires étaient des lieux importants où les chercheurs travaillaient ensemble et partageaient leurs idées.</text:p>
      <text:p text:style-name="P9"><text:span text:style-name="T6">2</text:span><text:span text:style-name="T7">.</text:span><text:span text:style-name="T8">Les découvertes scientifiques sont publiées dans des journaux savants. Par exemple, en Angleterre, le </text:span><text:span text:style-name="Emphasis"><text:span text:style-name="T8">Philosophical Transactions</text:span></text:span><text:span text:style-name="T8"> et en France, le </text:span><text:span text:style-name="Emphasis"><text:span text:style-name="T8">Journal des savants</text:span></text:span><text:span text:style-name="T8"> servaient à diffuser les travaux des chercheurs.</text:span></text:p>
      <text:p text:style-name="P9"><text:span text:style-name="T6">3</text:span><text:span text:style-name="T7">.</text:span><text:span text:style-name="T8">De nouveaux endroits pour parler des découvertes sont apparus, comme les salons et les cafés. Ces lieux permettent aux gens d'échanger facilement sur la science, et des livres comme l’</text:span><text:span text:style-name="Emphasis"><text:span text:style-name="T8">Encyclopédie</text:span></text:span><text:span text:style-name="T8"> rendent ces idées simples à comprendre.</text:span></text:p>
      <text:p text:style-name="P7"><text:span text:style-name="T4">4</text:span><text:span text:style-name="T5">.</text:span>Au début, seules les personnes très instruites s'intéressaient à la science. Mais, grâce à ces nouveaux lieux et supports, de plus en plus de gens, y compris les femmes, ont commencé à s'y intéresser.</text:p>
      <text:p text:style-name="P7"/>
      <text:p text:style-name="P8">Exercice p.202</text:p>
      <text:p text:style-name="P8">1.Pour Émilie du Châtelet, étudier est très important car cela aide à mieux comprendre le monde. Même si les femmes n’ont pas les mêmes droits que les hommes, elle apprend seule. Elle pense que la science rend plus libre et plus heureuse. Elle veux montrer que les femmes aussi peuvent réfléchir et apprendre.</text:p>
      <text:p text:style-name="P10"><text:span text:style-name="T9">2.</text:span><text:span text:style-name="T10">Émilie du Châtelet aide beaucoup à faire connaître les idées scientifiques </text:span><text:span text:style-name="T11">car elle</text:span><text:span text:style-name="T10"> </text:span><text:span text:style-name="Strong_20_Emphasis"><text:span text:style-name="T10">traduit le</text:span></text:span><text:span text:style-name="Strong_20_Emphasis"><text:span text:style-name="T11">s</text:span></text:span><text:span text:style-name="Strong_20_Emphasis"><text:span text:style-name="T10"> textes compliqués</text:span></text:span><text:span text:style-name="T10"> de grands savants comme Newton pour les rendre plus simples et en français. Elle discute aussi avec d’autres savants dans des lieux comme les salons </text:span><text:span text:style-name="T11">pour </text:span><text:span text:style-name="T10"><text:s/>parler de science. Elle </text:span><text:span text:style-name="Strong_20_Emphasis"><text:span text:style-name="T10">explique les sciences à d’autres personnes</text:span></text:span><text:span text:style-name="T10">, ce qui permet à plus de gens de comprendre. Elle est donc très importante pour </text:span><text:span text:style-name="Strong_20_Emphasis"><text:span text:style-name="T10">partager les savoirs</text:span></text:span><text:span text:style-name="T10">. </text:span></text:p>
      <text:p text:style-name="P10"><text:span text:style-name="T9">3.</text:span><text:span text:style-name="T10">Pour elle, faire de la science </text:span><text:span text:style-name="T11">ce n’est</text:span><text:span text:style-name="T10"> pas </text:span><text:span text:style-name="T11">seulement</text:span><text:span text:style-name="T10"> juste apprendre des choses par cœur. C’est aussi réfléchir </text:span><text:span text:style-name="T11">vouloir poser des </text:span><text:span text:style-name="T10"><text:s/>questions et </text:span><text:span text:style-name="Strong_20_Emphasis"><text:span text:style-name="T10">chercher </text:span></text:span><text:span text:style-name="Strong_20_Emphasis"><text:span text:style-name="T11">nous même</text:span></text:span><text:span text:style-name="T10"> Elle aime comprendre comment les choses fonctionnent. Elle ne fait pas que répéter ce que disent les autres, elle veut </text:span><text:span text:style-name="T11">aussi</text:span><text:span text:style-name="T10"> vérifier, comprendre et parfois même corriger des erreurs. Elle pense que </text:span><text:span text:style-name="Strong_20_Emphasis"><text:span text:style-name="T10">la recherche doit aider la société</text:span></text:span><text:span text:style-name="T10"> et faire avancer le monde. </text:span></text:p>
      <text:p text:style-name="P8"/>
      <text:p text:style-name="P8"/>
      <text:p text:style-name="P8"/>
      <text:p text:style-name="P8"/>
      <text:p text:style-name="P8"/>
      <text:p text:style-name="P8"/>
      <text:p text:style-name="P11"><text:soft-page-break/>Exercice p.204</text:p>
      <text:p text:style-name="P11"/>
      <text:p text:style-name="P11">1.Au XVIIIᵉ siècle, les savants étudient la nature : les plantes, les animaux, les insectes. Buffon veut classer les espèces. Ils cherchent aussi à comprendre la Terre, son âge (plus de 70 000 ans), et des phénomènes comme l’érosion ou les tremblements de terre.</text:p>
      <text:p text:style-name="P12">2.Les Lumières s’intéressent aussi à la chimie, à l’électricité et à la médecine. Par exemple, Lavoisier découvre que l’air contient plusieurs gaz. On fait des expériences sur l’électricité et on améliore la chirurgie et <text:span text:style-name="T12">aussi</text:span> l’obstétrique.</text:p>
      <text:p text:style-name="P13"><text:span text:style-name="Strong_20_Emphasis"><text:span text:style-name="T8">3.</text:span></text:span><text:span text:style-name="T13">Le métier d’ingénieur commence au XVIIIᵉ siècle car les savants utilisent la science pour créer <text:s/>des objets. Franklin, par exemple étudie l’électricité avec un cerf-volant.</text:span></text:p>
      <text:p text:style-name="P11"><text:span text:style-name="Strong_20_Emphasis"><text:span text:style-name="T14">4.Le <text:s/>XVIIIᵉ siècle est le début de l’industrialisation</text:span></text:span> <text:span text:style-name="T12">car </text:span>on commence à utiliser les découvertes des scientifiques pour fabriquer <text:span text:style-name="T12">beaucoup </text:span>plus vite et <text:span text:style-name="T12">beaucoup </text:span>plus facilement. Des savants trouvent des façons de changer les matières et inventent des machines. Grâce à <text:span text:style-name="T12">tous sa</text:span> on peut créer des objets plus rapidement </text:p>
      <text:p text:style-name="P11"/>
      <text:p text:style-name="P11">Exercice p.209</text:p>
      <text:p text:style-name="P11"><text:span text:style-name="T12">1.</text:span>La machine de Newcomen sert à <text:span text:style-name="Strong_20_Emphasis"><text:span text:style-name="T14">enlever l’eau des mines</text:span></text:span>. Elle aide les mineurs à <text:span text:style-name="Strong_20_Emphasis"><text:span text:style-name="T14">travailler plus facilement</text:span></text:span> en gardant les mines <text:span text:style-name="Strong_20_Emphasis"><text:span text:style-name="T14">sèches</text:span></text:span>, ce qui permet d'aller plus profond pour chercher du charbon. </text:p>
      <text:p text:style-name="P11"><text:span text:style-name="T12">2.Cette dernière </text:span>est importante <text:span text:style-name="T12">car </text:span><text:span text:style-name="Strong_20_Emphasis"><text:span text:style-name="T14">change les façons de travailler</text:span></text:span>. C’est <text:span text:style-name="Strong_20_Emphasis"><text:span text:style-name="T14">une des premières machines qui marche avec de la vapeur</text:span></text:span>. Elle <text:span text:style-name="Strong_20_Emphasis"><text:span text:style-name="T14">aide les gens à faire le travail plus vite et avec moins d’efforts</text:span></text:span>, surtout dans les mines. Elle <text:span text:style-name="Strong_20_Emphasis"><text:span text:style-name="T14">donne aussi des idées à d’autres inventeurs</text:span></text:span> pour créer de nouvelles machines.</text:p>
      <text:p text:style-name="P11"><text:span text:style-name="T12">3.</text:span>Elle est utilisée <text:span text:style-name="Strong_20_Emphasis"><text:span text:style-name="T14">en Angleterre</text:span></text:span>, dans les <text:span text:style-name="Strong_20_Emphasis"><text:span text:style-name="T14">mines </text:span></text:span>et aussi <text:span text:style-name="Strong_20_Emphasis"><text:span text:style-name="T14">en France</text:span></text:span>, par exemple <text:span text:style-name="Strong_20_Emphasis"><text:span text:style-name="T14">à Paris</text:span></text:span> pour <text:span text:style-name="Strong_20_Emphasis"><text:span text:style-name="T14">pomper l’eau</text:span></text:span>. On l’utilise <text:span text:style-name="T12">lorsqu’il</text:span> beaucoup d’effort pour enlever l’eau ou faire avancer le travail. </text:p>
      <text:p text:style-name="P8"/>
      <text:p text:style-name="P7"/>
      <text:p text:style-name="P5"/>
      <text:p text:style-name="P3"/>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Bahnschrift Light" svg:font-family="'Bahnschrift Ligh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06T14:07:32.289026800</meta:creation-date>
    <dc:date>2025-04-06T18:19:46.646895600</dc:date>
    <meta:editing-duration>PT4M42S</meta:editing-duration>
    <meta:editing-cycles>1</meta:editing-cycles>
    <meta:document-statistic meta:table-count="0" meta:image-count="0" meta:object-count="0" meta:page-count="3" meta:paragraph-count="28" meta:word-count="1094" meta:character-count="6801" meta:non-whitespace-character-count="5722"/>
    <meta:generator>LibreOffice/25.2.1.2$Windows_X86_64 LibreOffice_project/d3abf4aee5fd705e4a92bba33a32f40bc4e56f49</meta:generator>
  </office:meta>
</office:document-meta>
</file>